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style:font-name="Courier New" officeooo:rsid="004c2670" officeooo:paragraph-rsid="004e90b2"/>
    </style:style>
    <style:style style:name="P27" style:family="paragraph" style:parent-style-name="Standard">
      <style:text-properties officeooo:rsid="002b8001" officeooo:paragraph-rsid="002b8001"/>
    </style:style>
    <style:style style:name="P28" style:family="paragraph" style:parent-style-name="Standard">
      <style:text-properties officeooo:rsid="002b8001" officeooo:paragraph-rsid="001cf9eb"/>
    </style:style>
    <style:style style:name="P29" style:family="paragraph" style:parent-style-name="Standard">
      <style:text-properties officeooo:rsid="002b8001" officeooo:paragraph-rsid="002f309f"/>
    </style:style>
    <style:style style:name="P30" style:family="paragraph" style:parent-style-name="Standard">
      <style:text-properties officeooo:paragraph-rsid="002b8001"/>
    </style:style>
    <style:style style:name="P31" style:family="paragraph" style:parent-style-name="Standard">
      <style:text-properties fo:color="#ff0000" officeooo:rsid="002b8001" officeooo:paragraph-rsid="0025d184"/>
    </style:style>
    <style:style style:name="P32" style:family="paragraph" style:parent-style-name="Standard">
      <style:text-properties officeooo:rsid="002cf89b" officeooo:paragraph-rsid="002cf89b"/>
    </style:style>
    <style:style style:name="P33" style:family="paragraph" style:parent-style-name="Standard">
      <style:text-properties officeooo:rsid="002f309f" officeooo:paragraph-rsid="002f309f"/>
    </style:style>
    <style:style style:name="P34" style:family="paragraph" style:parent-style-name="Standard">
      <style:text-properties officeooo:rsid="0031a066" officeooo:paragraph-rsid="0031a066"/>
    </style:style>
    <style:style style:name="P35" style:family="paragraph" style:parent-style-name="Standard">
      <style:text-properties officeooo:rsid="00338cf8" officeooo:paragraph-rsid="00338cf8"/>
    </style:style>
    <style:style style:name="P36" style:family="paragraph" style:parent-style-name="Standard">
      <style:text-properties officeooo:rsid="004471c4" officeooo:paragraph-rsid="004471c4"/>
    </style:style>
    <style:style style:name="P37" style:family="paragraph" style:parent-style-name="Standard">
      <style:text-properties style:font-name="Arial1"/>
    </style:style>
    <style:style style:name="P38" style:family="paragraph" style:parent-style-name="Standard">
      <style:text-properties style:font-name="Arial1" officeooo:rsid="004471c4" officeooo:paragraph-rsid="004471c4"/>
    </style:style>
    <style:style style:name="P39" style:family="paragraph" style:parent-style-name="Standard">
      <style:text-properties style:text-underline-style="none" officeooo:rsid="004471c4" officeooo:paragraph-rsid="004471c4"/>
    </style:style>
    <style:style style:name="P40" style:family="paragraph" style:parent-style-name="Standard">
      <style:text-properties style:text-underline-style="none" officeooo:rsid="004a69d5" officeooo:paragraph-rsid="004a69d5"/>
    </style:style>
    <style:style style:name="P41" style:family="paragraph" style:parent-style-name="Standard">
      <style:text-properties officeooo:rsid="004c2670" officeooo:paragraph-rsid="004c2670"/>
    </style:style>
    <style:style style:name="P42" style:family="paragraph" style:parent-style-name="Standard">
      <style:text-properties officeooo:rsid="004c2670" officeooo:paragraph-rsid="004e90b2"/>
    </style:style>
    <style:style style:name="P43" style:family="paragraph" style:parent-style-name="Standard">
      <style:text-properties officeooo:rsid="004d3698" officeooo:paragraph-rsid="004d3698"/>
    </style:style>
    <style:style style:name="P44" style:family="paragraph" style:parent-style-name="Standard">
      <style:text-properties officeooo:rsid="004f3308" officeooo:paragraph-rsid="004f3308"/>
    </style:style>
    <style:style style:name="P4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4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47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8" style:family="paragraph" style:parent-style-name="Text_20_body">
      <style:text-properties officeooo:rsid="003900ce" officeooo:paragraph-rsid="003900ce"/>
    </style:style>
    <style:style style:name="P49" style:family="paragraph" style:parent-style-name="Text_20_body">
      <style:text-properties officeooo:rsid="003900ce" officeooo:paragraph-rsid="004159b3"/>
    </style:style>
    <style:style style:name="P50" style:family="paragraph" style:parent-style-name="Text_20_body">
      <style:text-properties officeooo:rsid="003af04a" officeooo:paragraph-rsid="003af04a"/>
    </style:style>
    <style:style style:name="P51" style:family="paragraph" style:parent-style-name="Text_20_body">
      <style:text-properties officeooo:rsid="003af04a" officeooo:paragraph-rsid="004159b3"/>
    </style:style>
    <style:style style:name="P52" style:family="paragraph" style:parent-style-name="Text_20_body">
      <style:text-properties officeooo:rsid="003af04a" officeooo:paragraph-rsid="00428067"/>
    </style:style>
    <style:style style:name="P53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54" style:family="paragraph" style:parent-style-name="Text_20_body">
      <style:text-properties officeooo:rsid="003d8076" officeooo:paragraph-rsid="003d8076"/>
    </style:style>
    <style:style style:name="P55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56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57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8" style:family="paragraph" style:parent-style-name="Text_20_body">
      <style:text-properties style:font-name="Courier New" officeooo:rsid="004c2670" officeooo:paragraph-rsid="004e90b2"/>
    </style:style>
    <style:style style:name="P59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60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61" style:family="paragraph" style:parent-style-name="Text_20_body">
      <style:text-properties officeooo:rsid="0041bc50" officeooo:paragraph-rsid="0041bc50"/>
    </style:style>
    <style:style style:name="P62" style:family="paragraph" style:parent-style-name="Text_20_body">
      <style:text-properties officeooo:rsid="00428067" officeooo:paragraph-rsid="00428067"/>
    </style:style>
    <style:style style:name="P63" style:family="paragraph" style:parent-style-name="Text_20_body">
      <style:text-properties officeooo:rsid="00428067" officeooo:paragraph-rsid="004e90b2"/>
    </style:style>
    <style:style style:name="P64" style:family="paragraph" style:parent-style-name="Text_20_body">
      <style:text-properties officeooo:rsid="0048907d" officeooo:paragraph-rsid="004a69d5"/>
    </style:style>
    <style:style style:name="P65" style:family="paragraph" style:parent-style-name="Text_20_body">
      <style:text-properties officeooo:rsid="0048907d" officeooo:paragraph-rsid="004e90b2"/>
    </style:style>
    <style:style style:name="P66" style:family="paragraph" style:parent-style-name="Text_20_body">
      <style:text-properties officeooo:rsid="004e90b2" officeooo:paragraph-rsid="004e90b2"/>
    </style:style>
    <style:style style:name="P67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68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69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70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71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72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74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75" style:family="paragraph" style:parent-style-name="Standard" style:list-style-name="L3">
      <style:text-properties officeooo:rsid="0031a066" officeooo:paragraph-rsid="0031a066"/>
    </style:style>
    <style:style style:name="P76" style:family="paragraph" style:parent-style-name="Standard" style:list-style-name="L3">
      <style:text-properties officeooo:rsid="00339d7b" officeooo:paragraph-rsid="00339d7b"/>
    </style:style>
    <style:style style:name="P77" style:family="paragraph" style:parent-style-name="Standard" style:list-style-name="L4">
      <style:text-properties officeooo:rsid="0035557b" officeooo:paragraph-rsid="0035557b"/>
    </style:style>
    <style:style style:name="P78" style:family="paragraph" style:parent-style-name="Standard" style:list-style-name="L5">
      <style:text-properties officeooo:rsid="0035557b" officeooo:paragraph-rsid="0035557b"/>
    </style:style>
    <style:style style:name="P79" style:family="paragraph" style:parent-style-name="Standard">
      <style:text-properties officeooo:rsid="004d3698" officeooo:paragraph-rsid="004d3698"/>
    </style:style>
    <style:style style:name="P80" style:family="paragraph" style:parent-style-name="Standard">
      <style:text-properties officeooo:rsid="004f45a2" officeooo:paragraph-rsid="004f45a2"/>
    </style:style>
    <style:style style:name="P81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82" style:family="paragraph" style:parent-style-name="Standard">
      <style:text-properties style:font-name="Arial1" fo:font-style="italic" fo:font-weight="bold" officeooo:rsid="004f45a2" officeooo:paragraph-rsid="004f45a2" style:font-style-asian="italic" style:font-weight-asian="bold" style:font-style-complex="italic" style:font-weight-complex="bold"/>
    </style:style>
    <style:style style:name="P83" style:family="paragraph" style:parent-style-name="Standard">
      <style:text-properties style:font-name="Arial1" fo:font-weight="bold" officeooo:rsid="004f45a2" officeooo:paragraph-rsid="004f45a2" style:font-weight-asian="bold" style:font-weight-complex="bold"/>
    </style:style>
    <style:style style:name="P84" style:family="paragraph" style:parent-style-name="Standard">
      <style:text-properties officeooo:rsid="001fbe41" officeooo:paragraph-rsid="001fbe41"/>
    </style:style>
    <style:style style:name="P85" style:family="paragraph" style:parent-style-name="Standard">
      <style:text-properties officeooo:rsid="001fbe41" officeooo:paragraph-rsid="005192ac"/>
    </style:style>
    <style:style style:name="P86" style:family="paragraph" style:parent-style-name="Standard">
      <style:text-properties officeooo:rsid="005192ac" officeooo:paragraph-rsid="005192ac"/>
    </style:style>
    <style:style style:name="P87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88" style:family="paragraph" style:parent-style-name="Text_20_body" style:list-style-name="L6">
      <style:text-properties officeooo:rsid="003af04a" officeooo:paragraph-rsid="003af04a"/>
    </style:style>
    <style:style style:name="P89" style:family="paragraph" style:parent-style-name="Text_20_body" style:list-style-name="L6">
      <style:text-properties officeooo:rsid="003af04a" officeooo:paragraph-rsid="003e4915"/>
    </style:style>
    <style:style style:name="P90" style:family="paragraph" style:parent-style-name="Text_20_body" style:list-style-name="L7">
      <style:text-properties officeooo:rsid="003af04a" officeooo:paragraph-rsid="003af04a"/>
    </style:style>
    <style:style style:name="P91" style:family="paragraph" style:parent-style-name="Text_20_body" style:list-style-name="L8">
      <style:text-properties officeooo:rsid="003af04a" officeooo:paragraph-rsid="004159b3"/>
    </style:style>
    <style:style style:name="P92" style:family="paragraph" style:parent-style-name="Text_20_body" style:list-style-name="L9">
      <style:text-properties officeooo:rsid="003af04a" officeooo:paragraph-rsid="004159b3"/>
    </style:style>
    <style:style style:name="P93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94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95" style:family="paragraph" style:parent-style-name="Text_20_body" style:list-style-name="L8">
      <style:text-properties officeooo:paragraph-rsid="004159b3"/>
    </style:style>
    <style:style style:name="P96" style:family="paragraph" style:parent-style-name="Text_20_body" style:list-style-name="L10">
      <style:text-properties officeooo:rsid="003b1fa7" officeooo:paragraph-rsid="004159b3"/>
    </style:style>
    <style:style style:name="P97" style:family="paragraph" style:parent-style-name="Heading_20_3">
      <style:text-properties officeooo:rsid="002b8001" officeooo:paragraph-rsid="002b8001"/>
    </style:style>
    <style:style style:name="P98" style:family="paragraph" style:parent-style-name="Heading_20_1" style:list-style-name=""/>
    <style:style style:name="P99" style:family="paragraph" style:parent-style-name="Heading_20_1">
      <style:text-properties officeooo:rsid="003900ce" officeooo:paragraph-rsid="003900ce"/>
    </style:style>
    <style:style style:name="P100" style:family="paragraph" style:parent-style-name="Heading_20_1">
      <style:text-properties officeooo:rsid="004159b3" officeooo:paragraph-rsid="004159b3"/>
    </style:style>
    <style:style style:name="P101" style:family="paragraph" style:parent-style-name="Heading_20_1">
      <style:text-properties officeooo:rsid="00428067" officeooo:paragraph-rsid="00428067"/>
    </style:style>
    <style:style style:name="P102" style:family="paragraph" style:parent-style-name="Heading_20_1">
      <style:text-properties officeooo:rsid="002b8001" officeooo:paragraph-rsid="002b8001"/>
    </style:style>
    <style:style style:name="P103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06" style:family="paragraph">
      <style:paragraph-properties fo:text-align="center"/>
    </style:style>
    <style:style style:name="P107" style:family="paragraph">
      <loext:graphic-properties draw:fill="none" draw:fill-color="#ffffff"/>
      <style:text-properties style:font-name="Arial1"/>
    </style:style>
    <style:style style:name="P108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2">2. Questions <text:span text:style-name="T25">about course</text:span>?</text:p>
      <text:p text:style-name="P22"><text:span text:style-name="T26">3</text:span>. <text:span text:style-name="T28">Review results of Online Learning Platform </text:span>Survey</text:p>
      <text:p text:style-name="P22"><text:tab/><text:span text:style-name="T31">students prefer Google Classroom, Google Meet, and either Google Drive or github.io for material</text:span></text:p>
      <text:p text:style-name="P22"><text:tab/><text:span text:style-name="T31">prefer Youtube for video content</text:span></text:p>
      <text:p text:style-name="P22">4. Introduction to Software Process</text:p>
      <text:p text:style-name="P22"><text:tab/>https://cpske.github.io/ISP/software-process/</text:p>
      <text:p text:style-name="P27">5. Describe Software Process assignment</text:p>
      <text:p text:style-name="P27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2">Configure Version Control</text:span>".</text:p>
      <text:p text:style-name="P22"><text:s text:c="6"/>Task should have a brief description, like "<text:span text:style-name="T12">Create new repository on Github</text:span>".</text:p>
      <text:p text:style-name="P22"/>
      <text:p text:style-name="P23"><text:s text:c="2"/><text:span text:style-name="T7">Process for</text:span><text:span text:style-name="T15"> </text:span><text:span text:style-name="T16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1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2">Using Github</text:span><text:span text:style-name="T19"> slides - example of good profiles.</text:span></text:p>
      <text:p text:style-name="P22"><text:soft-page-break/>2. <text:span text:style-name="T28">Programming Warm-up using Github Classroom: <text:s/>https://classroom.github.com/a/pW0QVFWN</text:span></text:p>
      <text:p text:style-name="P22"><text:tab/><text:span text:style-name="T29">ACTIVATE THE URL</text:span></text:p>
      <text:p text:style-name="P22"><text:span text:style-name="T29"><text:tab/></text:span><text:span text:style-name="T30">PURPOSE IS TO WRITE GOOD QUALITY, READABLE, CORRECT CODE</text:span></text:p>
      <text:p text:style-name="P31"/>
      <text:p text:style-name="P22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104" text:outline-level="1">Week 2</text:h>
      <text:h text:style-name="Heading_20_3" text:outline-level="3">Topics</text:h>
      <text:p text:style-name="P28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7">2. Understand Git in Detail</text:p>
      <text:p text:style-name="P27"><text:tab/>Presentation on Git as a graph, branches, labels, etc.</text:p>
      <text:h text:style-name="Heading_20_3" text:outline-level="3">Assignment </text:h>
      <text:p text:style-name="P27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47">netcat (nc) and ncat are tools for exploring any TCP/IP protocol.</text:p>
      <text:p text:style-name="P45">In class you will use them to actually emulate a web server (answer a</text:p>
      <text:p text:style-name="P45">request from a web browser) or a web browser (send an HTTP request).</text:p>
      <text:p text:style-name="P46">netcat may be installed on Linux and Mac OSX as part of the operating system.</text:p>
      <text:p text:style-name="P45">"ncat" is a newer version that claims to have more features, <text:span text:style-name="T31">but they behave almost the same.</text:span> </text:p>
      <text:p text:style-name="P45">Either netcat or ncat is OK.</text:p>
      <text:p text:style-name="P45"><text:tab/>https://nmap.org/ncat/</text:p>
      <text:p text:style-name="P45"><text:tab/>http://netcat.sourceforge.net/</text:p>
      <text:p text:style-name="P27"/>
      <text:p text:style-name="P32">1. Review Software Process from week 1. </text:p>
      <text:p text:style-name="P32"><text:s text:c="4"/><text:span text:style-name="T34">Emphasize requirement for accurate expression in English.</text:span></text:p>
      <text:p text:style-name="P33">2. Review Git commands.</text:p>
      <text:p text:style-name="P33"><text:s text:c="4"/>Q1 - misuse of ``` in many assignments.</text:p>
      <text:p text:style-name="P33"><text:s text:c="4"/>Q4 - incorrect answer for location of Git repo. <text:s/>NOT project1/git. <text:s/>Why didn't you check <text:span text:style-name="T36">it</text:span>?</text:p>
      <text:p text:style-name="P33"><text:s text:c="4"/>Sahadporn - nice use of internal hyperlinks to create a TOC in one file</text:p>
      <text:p text:style-name="P33"/>
      <text:p text:style-name="P27"><text:span text:style-name="T32">2</text:span>. Review Scrum - with <text:span text:style-name="T32">new</text:span> questions</text:p>
      <text:p text:style-name="P32">3. Git without cmd line?</text:p>
      <text:p text:style-name="P32"><text:s text:c="4"/><text:span text:style-name="T12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3">4</text:span>. Intro to HTTP https://cpske.github.io/ISP/web/HTTP.pdf</text:p>
      <text:p text:style-name="P27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7">1. Explain Polls project and its requirements.</text:p>
      <text:p text:style-name="P27">2. Demo project setup on Github</text:p>
      <text:p text:style-name="P27"><text:s text:c="4"/>- <text:span text:style-name="T35">create a wiki</text:span></text:p>
      <text:p text:style-name="P29"><text:s text:c="4"/>- <text:span text:style-name="T35">creating pages in a wiki</text:span></text:p>
      <text:p text:style-name="P27"><text:s text:c="4"/>- <text:span text:style-name="T35">link from README to wiki page: ../../wiki/Requirements</text:span></text:p>
      <text:p text:style-name="P27">3. Remote repositories</text:p>
      <text:p text:style-name="P27"><text:tab/>- <text:span text:style-name="T36">Presentation: Git-Remotes</text:span></text:p>
      <text:p text:style-name="P27"><text:soft-page-break/><text:tab/>- commands for using remotes</text:p>
      <text:p text:style-name="P27"><text:tab/>- changing the URL</text:p>
      <text:p text:style-name="P27"><text:tab/>- branch management and "tracking" branches</text:p>
      <text:p text:style-name="P27">4. Merge &amp; conflict resolution</text:p>
      <text:p text:style-name="P27"><text:tab/>- explain "diff" format</text:p>
      <text:p text:style-name="P27"><text:tab/>- git merge</text:p>
      <text:p text:style-name="P27"><text:tab/>- how conflicts occur</text:p>
      <text:p text:style-name="P27"><text:tab/>- conflict resolution</text:p>
      <text:p text:style-name="P27">5. Merge Practice</text:p>
      <text:p text:style-name="P27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7"><text:tab/>need another exercise - HTML home page?</text:p>
      <text:p text:style-name="P27"/>
      <text:h text:style-name="P97" text:outline-level="3">Assignments</text:h>
      <text:p text:style-name="P27">1. Add git remotes section to git commands repo.</text:p>
      <text:p text:style-name="P27"><text:tab/>- first do it on a branch named "git-remotes"</text:p>
      <text:p text:style-name="P27"><text:tab/>- merge the branch and push both branches (git-remotes and master) to Github</text:p>
      <text:p text:style-name="P27">2. Create a "django-polls" repo and add</text:p>
      <text:p text:style-name="P27"><text:tab/>- wiki. <text:s/></text:p>
      <text:p text:style-name="P27"><text:tab/>- Write a Vision Statement in wiki. <text:s/>OK to copy from class vision.</text:p>
      <text:p text:style-name="P27"><text:tab/>- Write Specification of requirements, as a list. <text:s/>Write it yourself.</text:p>
      <text:p text:style-name="P27"><text:tab/> <text:s text:c="2"/>Write a good specification: </text:p>
      <text:p text:style-name="P27"><text:tab/><text:tab/>Clear - concise, simple, precise</text:p>
      <text:p text:style-name="P27"><text:tab/><text:tab/>Single thing - one item is one thing. Don't combine many requirements into one</text:p>
      <text:p text:style-name="P27"><text:tab/><text:tab/>Consistent</text:p>
      <text:p text:style-name="P27"><text:tab/><text:tab/>Unique - avoid overlap in specification</text:p>
      <text:p text:style-name="P27"><text:tab/><text:tab/>Unambiguous</text:p>
      <text:p text:style-name="P27"><text:tab/><text:tab/>Testable</text:p>
      <text:p text:style-name="P27"><text:tab/><text:tab/>Feasible</text:p>
      <text:p text:style-name="P27"><text:tab/><text:tab/>Complete - enough to satisfy the users' requirements</text:p>
      <text:p text:style-name="P30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7">3. Schedule virtual meeting with TA or instructor to review your specification</text:p>
      <text:p text:style-name="P27"/>
      <text:p text:style-name="P27"/>
      <text:p text:style-name="P10"/>
      <text:h text:style-name="P98" text:outline-level="1"/>
      <text:h text:style-name="P104" text:outline-level="1">Week 4</text:h>
      <text:h text:style-name="Heading_20_3" text:outline-level="3">Morning</text:h>
      <text:p text:style-name="P27">Review</text:p>
      <text:p text:style-name="P27">Quiz</text:p>
      <text:h text:style-name="Heading_20_3" text:outline-level="3">Afternoon</text:h>
      <text:p text:style-name="P34">1. Introduction to Web Servers</text:p>
      <text:p text:style-name="P34">2. Introduction to MVC, Web Request handling, and Django</text:p>
      <text:list xml:id="list764066158" text:style-name="L1">
        <text:list-item>
          <text:p text:style-name="P73">demo create a Django project</text:p>
        </text:list-item>
        <text:list-item>
          <text:p text:style-name="P73">how to create project inside an existing directory <text:span text:style-name="T39">(since you already have repo on Github)</text:span></text:p>
        </text:list-item>
      </text:list>
      <text:p text:style-name="P34">3. KU Polls Iteration 1</text:p>
      <text:list xml:id="list3541410526" text:style-name="L2">
        <text:list-item>
          <text:p text:style-name="P87">Iteration Goal</text:p>
        </text:list-item>
        <text:list-item>
          <text:p text:style-name="P74">Iteration Plan</text:p>
        </text:list-item>
        <text:list-item>
          <text:p text:style-name="P74">Design the UI Pages <text:span text:style-name="T37">&amp; Page Flow</text:span></text:p>
        </text:list-item>
        <text:list-item>
          <text:p text:style-name="P74">Design the Domain Model</text:p>
        </text:list-item>
        <text:list-item>
          <text:p text:style-name="P74">Using a <text:span text:style-name="T37">project</text:span> board - <text:span text:style-name="T37">setup is some work</text:span></text:p>
        </text:list-item>
      </text:list>
      <text:p text:style-name="P34">4. Assignment</text:p>
      <text:list xml:id="list812208910" text:style-name="L3">
        <text:list-item>
          <text:p text:style-name="P75">Create Iteration Plan in wiki</text:p>
          <text:list>
            <text:list-item>
              <text:p text:style-name="P75">Goal</text:p>
            </text:list-item>
            <text:list-item>
              <text:p text:style-name="P75">Tasks</text:p>
            </text:list-item>
            <text:list-item>
              <text:p text:style-name="P75">Evaluation Criteria</text:p>
            </text:list-item>
          </text:list>
        </text:list-item>
        <text:list-item>
          <text:p text:style-name="P75">Create a project board and add tasks</text:p>
        </text:list-item>
        <text:list-item>
          <text:p text:style-name="P75">Do the work on a branch</text:p>
        </text:list-item>
        <text:list-item>
          <text:p text:style-name="P75">Don't use copy and paste. Type everything yourself. Why?</text:p>
        </text:list-item>
        <text:list-item>
          <text:p text:style-name="P75">When everything works and tests pass, merge into master.</text:p>
        </text:list-item>
        <text:list-item>
          <text:p text:style-name="P75">Push both branches to Github.</text:p>
        </text:list-item>
        <text:list-item>
          <text:p text:style-name="P75">Write a "<text:span text:style-name="T38">Retrospective</text:span>" section in Iteration 1 Plan. Record any useful lessons learned.</text:p>
        </text:list-item>
        <text:list-item>
          <text:p text:style-name="P76">Add any other useful information to your project wiki.</text:p>
          <text:list>
            <text:list-item>
              <text:p text:style-name="P76">Code snippets</text:p>
            </text:list-item>
            <text:list-item>
              <text:p text:style-name="P76">Useful links</text:p>
            </text:list-item>
            <text:list-item>
              <text:p text:style-name="P76">Diagrams, mockups</text:p>
            </text:list-item>
          </text:list>
        </text:list-item>
      </text:list>
      <text:p text:style-name="P35">5. Github Flow</text:p>
      <text:list xml:id="list535803879" text:style-name="L4">
        <text:list-item>
          <text:p text:style-name="P77">Material: https://cpske.github.io/ISP/git/index#github-flow</text:p>
        </text:list-item>
      </text:list>
      <text:list xml:id="list3894663617" text:style-name="L5">
        <text:list-item>
          <text:p text:style-name="P78">Questions: https://forms.gle/p9thhCt35dV776U6A</text:p>
        </text:list-item>
      </text:list>
      <text:p text:style-name="P34"/>
      <text:h text:style-name="Heading_20_2" text:outline-level="2">If Time Permits</text:h>
      <text:p text:style-name="P34"><text:span text:style-name="T37">6.</text:span> Review of classes in Python?</text:p>
      <text:p text:style-name="P10"/>
      <text:p text:style-name="P9"/>
      <text:h text:style-name="P99" text:outline-level="1">Week 5</text:h>
      <text:p text:style-name="P50">No class due to substitute Songkran holiday.</text:p>
      <text:p text:style-name="P50">Post instructions for course team project.</text:p>
      <text:p text:style-name="P50"/>
      <text:p text:style-name="P48"/>
      <text:h text:style-name="Heading_20_1" text:outline-level="1"><text:soft-page-break/>Week 6</text:h>
      <text:p text:style-name="P50">1. Review what was learned in the Django tutorial.</text:p>
      <text:p text:style-name="P50"/>
      <text:p text:style-name="P50">2. Intro to database. <text:s/>Brief intro to save time, more later.</text:p>
      <text:list xml:id="list203834180" text:style-name="L6">
        <text:list-item>
          <text:p text:style-name="P88">database stores data in tables</text:p>
        </text:list-item>
        <text:list-item>
          <text:p text:style-name="P88">tables consist of columns (fields) for attributes of a table and rows for entries in the database.</text:p>
        </text:list-item>
        <text:list-item>
          <text:p text:style-name="P89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88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88">Each table has a field designated as <text:span text:style-name="T40">Primary Key</text:span>, that uniquely identifies each row in the table.</text:p>
          <text:list>
            <text:list-item>
              <text:p text:style-name="P88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88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88">Structured Query Language (SQL) is the standard language for interacting with a database. This makes databases interoperable. <text:s/></text:p>
          <text:list>
            <text:list-item>
              <text:p text:style-name="P88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53">3. Two kinds of SQL databases to understand:</text:p>
      <text:list xml:id="list31414118" text:style-name="L7">
        <text:list-item>
          <text:p text:style-name="P90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90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93">Most embedded databases can also be used in client-server mode.</text:p>
        </text:list-item>
      </text:list>
      <text:p text:style-name="P54">Exercise: <text:s/>view the Django database. <text:s/>View the polls tables.</text:p>
      <text:p text:style-name="P56"/>
      <text:p text:style-name="P59">5. Default landing page for polls. <text:s/>What happens when a visitor goes to:</text:p>
      <text:p text:style-name="P55"><text:soft-page-break/>https://yoursite:8000/</text:p>
      <text:p text:style-name="P59">In the polls tutorial they get a "404 Not Found" message.</text:p>
      <text:p text:style-name="P59">Let's send the visitor to polls index page.</text:p>
      <text:p text:style-name="P59">How to do that? <text:s/>There are 2 solutions.</text:p>
      <text:p text:style-name="P55">* path('', polls.views.index)</text:p>
      <text:p text:style-name="P55">* redirect</text:p>
      <text:p text:style-name="P59">To redirect: a) create a views.py in the mysite directory with a redirect:</text:p>
      <text:p text:style-name="P55">from django.shortcuts import redirect</text:p>
      <text:p text:style-name="P55">def index(request):</text:p>
      <text:p text:style-name="P55"><text:s text:c="4"/>"""Redirect to the polls index page"""</text:p>
      <text:p text:style-name="P55"><text:s text:c="4"/>return redirect("polls:index")</text:p>
      <text:p text:style-name="P55"><text:span text:style-name="T42">b) add this to </text:span>urls.py</text:p>
      <text:p text:style-name="P55"><text:s text:c="4"/>from . import views</text:p>
      <text:p text:style-name="P55"><text:s text:c="4"/>urlpatterns = [path('', views.index),</text:p>
      <text:p text:style-name="P55"><text:s text:c="12"/>...</text:p>
      <text:p text:style-name="P60">6. Discuss iteration2</text:p>
      <text:p text:style-name="P60"><text:s text:c="3"/>* Externalize configuration</text:p>
      <text:h text:style-name="P100" text:outline-level="1">Week 7</text:h>
      <text:p text:style-name="P61">1. Testing in Django - <text:span text:style-name="T44">WebTesting.pdf</text:span></text:p>
      <text:p text:style-name="P61">2. Code Coverage - how thorough are your tests? </text:p>
      <text:p text:style-name="P61"><text:span text:style-name="T44">Exercise</text:span>: run coverage on the unit testing assignment from last week.</text:p>
      <text:p text:style-name="P61">Did you <text:span text:style-name="T44">auction_test.py</text:span> cover all the relevant parts of code? <text:s/></text:p>
      <text:p text:style-name="P68">DEMO: <text:s/></text:p>
      <text:p text:style-name="P67">a) run coverage on one student's code.</text:p>
      <text:p text:style-name="P67"><text:s text:c="4"/>coverage run listutil_test.py</text:p>
      <text:p text:style-name="P67"><text:s text:c="4"/>coverage report</text:p>
      <text:p text:style-name="P67"><text:s text:c="4"/>coverage html</text:p>
      <text:p text:style-name="P67"><text:s text:c="4"/>(open index.html in browser)</text:p>
      <text:p text:style-name="P67">b) create a .coveragerc file</text:p>
      <text:p text:style-name="P67"><text:s text:c="4"/>[run]</text:p>
      <text:p text:style-name="P67"><text:s text:c="4"/>branch = True</text:p>
      <text:p text:style-name="P67"><text:s text:c="4"/>omit =</text:p>
      <text:p text:style-name="P67"><text:soft-page-break/><text:tab/>*_test.py</text:p>
      <text:p text:style-name="P51"/>
      <text:p text:style-name="P51"><text:span text:style-name="T52">4</text:span>. Brief int<text:span text:style-name="T51">r</text:span>o to Object-Relational Mapping (ORM).</text:p>
      <text:list xml:id="list2403992614" text:style-name="L8">
        <text:list-item>
          <text:p text:style-name="P91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91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91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51"><draw:frame text:anchor-type="paragraph" draw:z-index="0" draw:name="Shape1" draw:style-name="gr1" draw:text-style-name="P107" svg:width="1.237in" svg:height="0.7098in" svg:x="1.1909in" svg:y="0.0945in"><draw:text-box><text:p text:style-name="P106"><text:span text:style-name="T61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08" svg:width="2.7606in" svg:height="0.6622in" svg:x="3.6319in" svg:y="0.128in"><draw:text-box><text:p text:style-name="P106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51"><draw:line text:anchor-type="paragraph" draw:z-index="2" draw:name="Shape3" draw:style-name="gr3" draw:text-style-name="P106" svg:x1="6.3921in" svg:y1="-0.011in" svg:x2="3.6319in" svg:y2="0.0035in"><text:p/></draw:line><draw:line text:anchor-type="paragraph" draw:z-index="3" draw:name="Shape4" draw:style-name="gr3" draw:text-style-name="P106" svg:x1="4.628in" svg:y1="0.4724in" svg:x2="4.6343in" svg:y2="0.0035in"><text:p/></draw:line><draw:line text:anchor-type="paragraph" draw:z-index="4" draw:name="Shape5" draw:style-name="gr4" draw:text-style-name="P106" svg:x1="2.4929in" svg:y1="0.1327in" svg:x2="3.5736in" svg:y2="0.1264in"><text:p/></draw:line></text:p>
      <text:p text:style-name="P49"/>
      <text:list xml:id="list154849665568534" text:continue-numbering="true" text:style-name="L8">
        <text:list-item>
          <text:p text:style-name="P91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94">ORM needs to provide the 4 basic database operations:</text:p>
          <text:list>
            <text:list-item>
              <text:p text:style-name="P91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91"><text:span text:style-name="T47">Retrieve</text:span><text:span text:style-name="T23"> - recreate an object from data in a database</text:span></text:p>
            </text:list-item>
            <text:list-item>
              <text:p text:style-name="P91"><text:span text:style-name="T47">Update</text:span><text:span text:style-name="T23"> - update the saved data for an object already persisted to database</text:span></text:p>
            </text:list-item>
            <text:list-item>
              <text:p text:style-name="P95"><text:span text:style-name="T48">Delete</text:span><text:span text:style-name="T24"> - delete object from database</text:span></text:p>
            </text:list-item>
          </text:list>
        </text:list-item>
        <text:list-item>
          <text:p text:style-name="P91"><text:span text:style-name="T44">Retrieve</text:span> is the most complex of the CRUD operations. <text:s/>It has 2 forms:</text:p>
        </text:list-item>
      </text:list>
      <text:list xml:id="list1142701308" text:style-name="L9">
        <text:list-item>
          <text:list>
            <text:list-item>
              <text:p text:style-name="P92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92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3552314423" text:style-name="L10">
        <text:list-item>
          <text:p text:style-name="P96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57"><text:span text:style-name="T44">Exercise:</text:span> <text:s/><text:span text:style-name="T7">assignment/week6/orm_practice.odt</text:span> <text:s/>(Copy to Google Docs)</text:p>
      <text:h text:style-name="P101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62"><text:s text:c="4"/><text:span text:style-name="T56">Code quality has many aspects. Today we look at one or two: coding style &amp; coding conventions,<text:line-break/> <text:s text:c="3"/>documenting code, and ?</text:span></text:p>
      <text:p text:style-name="P62"><text:s text:c="4"/><text:span text:style-name="T56">Go over the use of docstrings and how to document params, returns, exceptions.</text:span></text:p>
      <text:p text:style-name="P62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62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62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62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63"><text:s text:c="5"/><text:span text:style-name="T59">1. bank_account.py and money.py</text:span></text:p>
      <text:p text:style-name="P72"><text:s text:c="6"/>- use VS Code</text:p>
      <text:p text:style-name="P69"><text:s text:c="5"/>- after "pylint money.py" and fixing errors,</text:p>
      <text:p text:style-name="P69"><text:s text:c="6"/>suppress warning about protected members using .pylintrc</text:p>
      <text:p text:style-name="P26"><text:s text:c="5"/># .pylintrc</text:p>
      <text:p text:style-name="P26"><text:s text:c="5"/>[run]</text:p>
      <text:p text:style-name="P58"><text:s text:c="5"/>disable = W0212</text:p>
      <text:p text:style-name="P70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71"><text:s text:c="5"/><text:span text:style-name="T58">[flake8]</text:span></text:p>
      <text:p text:style-name="P71"><text:s text:c="5"/><text:span text:style-name="T58">ignore = E226</text:span></text:p>
      <text:p text:style-name="P71"><text:s text:c="5"/><text:span text:style-name="T58">exclude = migrations</text:span></text:p>
      <text:p text:style-name="P64"><text:s text:c="4"/><text:span text:style-name="T60">Student Exercise:</text:span></text:p>
      <text:p text:style-name="P65"><text:s text:c="4"/><text:span text:style-name="T60">Run pylint and flake8 on listutil.py (the unit-testing assignment on Github). <text:s/></text:span></text:p>
      <text:p text:style-name="P66"><text:s text:c="4"/>Fix everything. "push" to Github</text:p>
      <text:p text:style-name="P42"><text:s text:c="4"/>2. <text:span text:style-name="T60">(Optional) </text:span>Try flake8 on some student KU Polls project code.</text:p>
      <text:p text:style-name="P42"><text:s text:c="4"/>My flake8 has the flake8-pydocstyle extension, so it checks Docstring comments.</text:p>
      <text:p text:style-name="P63"/>
      <text:p text:style-name="P63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52"><text:soft-page-break/></text:p>
      <text:p text:style-name="P62"/>
      <text:h text:style-name="Heading_20_3" text:outline-level="3">5. Agile</text:h>
      <text:p text:style-name="Standard"/>
      <text:h text:style-name="Heading_20_3" text:outline-level="3">Assignments</text:h>
      <text:p text:style-name="P41"/>
      <text:p text:style-name="P38"><text:span text:style-name="T60">1. </text:span>Assignment for Code Checking</text:p>
      <text:p text:style-name="P36">1. Read <text:span text:style-name="T55">this a</text:span>rticle on Real Python https://realpython.com/python-code-quality/</text:p>
      <text:p text:style-name="P36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39"><text:s text:c="4"/>https://github.com/vintasoftware/python-linters-and-code-analysis</text:p>
      <text:p text:style-name="P36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39"><text:s text:c="4"/>but not OK to add ignores because you are too lazy to revise the code.</text:p>
      <text:p text:style-name="P39"><text:s text:c="4"/>Do not add comments to code to skip checking. <text:s/>No comments like this: # noqa.</text:p>
      <text:p text:style-name="P39"><text:s text:c="4"/><text:span text:style-name="T58">Read how to use a config file to customize code checking (it's easy):</text:span></text:p>
      <text:p text:style-name="P39"><text:s text:c="5"/>https://flake8.pycqa.org/en/2.5.5/config.html</text:p>
      <text:p text:style-name="P40">4. Add docstring comments to all your methods.</text:p>
      <text:p text:style-name="P37"/>
      <text:p text:style-name="P38"><text:span text:style-name="T60">2. </text:span>CI Assignment - <text:span text:style-name="T60">KU Polls</text:span></text:p>
      <text:p text:style-name="P36"/>
      <text:p text:style-name="P36"/>
      <text:h text:style-name="Heading_20_1" text:outline-level="1">Week 9</text:h>
      <text:p text:style-name="P80">1. A goal for developers is to write "good code". <text:s/>What is "good code"? <text:s/></text:p>
      <text:p text:style-name="P43"><text:s/></text:p>
      <text:p text:style-name="P80">2. Refactoring attempts to "improve the design of existing code". What is "improve"?</text:p>
      <text:p text:style-name="P80"/>
      <text:p text:style-name="P80">Wikipedia, Best Coding Practices: https://en.wikipedia.org/wiki/Best_coding_practices</text:p>
      <text:p text:style-name="P80"/>
      <text:p text:style-name="P80">but "best" seems to be based on consensus. <text:s/>What is the underlying justification?</text:p>
      <text:p text:style-name="P80"/>
      <text:p text:style-name="P80">Let's Follow This Reasoning</text:p>
      <text:p text:style-name="P80"/>
      <text:p text:style-name="P80">"What do customers/users want from software?" (the goals of development)</text:p>
      <text:p text:style-name="P80">==&gt; <text:s/>"What characteristics of software development help meet those goals?"</text:p>
      <text:p text:style-name="P80"><text:s text:c="8"/>==&gt; What specific principles and practices align with those characteristics?</text:p>
      <text:p text:style-name="P80"><text:s text:c="14"/>==&gt; What visible metrics or characteristics of code reflect these principles and practices?</text:p>
      <text:p text:style-name="P80"/>
      <text:p text:style-name="P80">What are the desired characteristics of software?</text:p>
      <text:p text:style-name="P80"/>
      <text:p text:style-name="P80">DEPENDS ON THE SOFTWARE</text:p>
      <text:p text:style-name="P80"/>
      <text:p text:style-name="P83">Short lifetime, single user or internal use, cost of errors is minor:</text:p>
      <text:p text:style-name="P81">Done quickly</text:p>
      <text:p text:style-name="P81">Low cost</text:p>
      <text:p text:style-name="P81"><text:span text:style-name="T19"/></text:p>
      <text:p text:style-name="P82"><text:span text:style-name="T19">COTS or online service used by many:</text:span></text:p>
      <text:p text:style-name="P81"><text:soft-page-break/>Easy to use</text:p>
      <text:p text:style-name="P81">Reliable</text:p>
      <text:p text:style-name="P81">No errors (usually not 1st priority)</text:p>
      <text:p text:style-name="P81">Maintainable, "fixable"</text:p>
      <text:p text:style-name="P81">Cost-effective for the value it provides</text:p>
      <text:p text:style-name="P81">Acceptable time to market</text:p>
      <text:p text:style-name="P80"/>
      <text:p text:style-name="P43"/>
      <text:p text:style-name="P85">2. Intro to Refactoring.</text:p>
      <text:p text:style-name="P85"><text:tab/>https://cpske.github.io/ISP/refactoring/Refactoring.pdf</text:p>
      <text:p text:style-name="P85"><text:tab/>Reading resources: https://se.cpe.ku.ac.th/doc/books/refactoring/</text:p>
      <text:p text:style-name="P85">3. Refactoring Exercise</text:p>
      <text:p text:style-name="P85"><text:tab/>https://github.com/ISP19/pizzashop</text:p>
      <text:p text:style-name="P86">Review</text:p>
      <text:p text:style-name="P86">1. Review CI. <text:s/></text:p>
      <text:p text:style-name="P43"/>
      <text:p text:style-name="P43">Embrace and Learn from Mistakes</text:p>
      <text:p text:style-name="P43">- "Oops Wall" idea by David Horowitz, CEO of Retrium. <text:s/>Publish, celebrate, and learn from mistakes</text:p>
      <text:p text:style-name="P43">- <text:span text:style-name="T12">5 Keys to Critical Thinking</text:span> (book). <text:s/>One of the keys is "Make Mistakes"; how to use mistakes effectively.</text:p>
      <text:p text:style-name="P43"/>
      <text:p text:style-name="P44">TDD - "Telling" project (Tanapol, Tetach, Arisa, Patthaphon) is using TDD.</text:p>
      <text:p text:style-name="P44"><text:s text:c="10"/>- Tell everyone what is TDD. <text:s/>How do you do it?</text:p>
      <text:p text:style-name="P44"><text:s text:c="10"/>- What are the 3 rules of TDD?</text:p>
      <text:p text:style-name="P44"/>
      <text:p text:style-name="P44">Many Teams wrote iteration 1 goal is "user can create account and login".</text:p>
      <text:p text:style-name="P44">Is this the most important feature? <text:s/>Adds most value to project?</text:p>
      <text:p text:style-name="P44"/>
      <text:h text:style-name="P102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30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103" text:outline-level="1"><text:soft-page-break/></text:h>
      <text:h text:style-name="P105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12T15:48:48.363814452</dc:date>
    <meta:editing-duration>P2DT10H35M39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16" meta:paragraph-count="473" meta:word-count="3510" meta:character-count="24607" meta:non-whitespace-character-count="20937"/>
  </office:meta>
</office:document-meta>
</file>